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Standard">
      <style:text-properties fo:color="#800080" loext:opacity="100%" style:font-name="DejaVu Sans"/>
    </style:style>
    <style:style style:name="P5" style:family="paragraph" style:parent-style-name="Standard">
      <style:text-properties fo:color="#800080" loext:opacity="100%" style:font-name="DejaVu Sans" officeooo:paragraph-rsid="0017fe35"/>
    </style:style>
    <style:style style:name="P6" style:family="paragraph" style:parent-style-name="Standard">
      <style:text-properties style:use-window-font-color="true" loext:opacity="0%" style:font-name="DejaVu Sans"/>
    </style:style>
    <style:style style:name="P7" style:family="paragraph" style:parent-style-name="Standard">
      <style:text-properties style:use-window-font-color="true" loext:opacity="0%" style:font-name="DejaVu Sans" fo:font-weight="bold" officeooo:rsid="0017fe35" officeooo:paragraph-rsid="0017fe35" style:font-weight-asian="bold" style:font-weight-complex="bold"/>
    </style:style>
    <style:style style:name="P8" style:family="paragraph" style:parent-style-name="Standard">
      <style:text-properties style:font-name="DejaVu Sans"/>
    </style:style>
    <style:style style:name="P9" style:family="paragraph" style:parent-style-name="Standard">
      <style:text-properties style:font-name="DejaVu Sans" fo:font-weight="bold" style:font-weight-asian="bold" style:font-weight-complex="bold"/>
    </style:style>
    <style:style style:name="P10" style:family="paragraph" style:parent-style-name="Standard">
      <style:text-properties style:font-name="DejaVu Sans" fo:font-weight="bold" officeooo:paragraph-rsid="0017fe35" style:font-weight-asian="bold" style:font-weight-complex="bold"/>
    </style:style>
    <style:style style:name="P11" style:family="paragraph" style:parent-style-name="Standard">
      <style:text-properties style:font-name="DejaVu Sans" officeooo:paragraph-rsid="0017fe35"/>
    </style:style>
    <style:style style:name="P12" style:family="paragraph" style:parent-style-name="Standard">
      <style:text-properties style:font-name="DejaVu Sans" officeooo:rsid="00197b05" officeooo:paragraph-rsid="00197b05"/>
    </style:style>
    <style:style style:name="P13" style:family="paragraph" style:parent-style-name="Standard">
      <style:text-properties fo:color="#ff0000" loext:opacity="100%" style:font-name="DejaVu Sans"/>
    </style:style>
    <style:style style:name="P14" style:family="paragraph" style:parent-style-name="Standard">
      <style:text-properties fo:color="#ff0000" loext:opacity="100%" style:font-name="DejaVu Sans" officeooo:paragraph-rsid="0017fe35"/>
    </style:style>
    <style:style style:name="P15" style:family="paragraph" style:parent-style-name="Standard">
      <style:paragraph-properties fo:break-before="page"/>
      <style:text-properties style:font-name="DejaVu Sans"/>
    </style:style>
    <style:style style:name="T1" style:family="text">
      <style:text-properties officeooo:rsid="001799e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800080" loext:opacity="100%" style:font-name="DejaVu Sans"/>
    </style:style>
    <style:style style:name="T5" style:family="text">
      <style:text-properties fo:color="#ff0000" loext:opacity="100%" style:font-name="DejaVu Sans"/>
    </style:style>
    <style:style style:name="T6" style:family="text">
      <style:text-properties style:font-name="DejaVu Sans"/>
    </style:style>
    <style:style style:name="T7" style:family="text">
      <style:text-properties officeooo:rsid="0017f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5">Ubuntu 21.04</text:p>
      <text:p text:style-name="P8">Hirsute Hippo</text:p>
      <text:h text:style-name="Heading_20_1" text:outline-level="1">VM Preparation</text:h>
      <text:h text:style-name="P3" text:outline-level="3"><text:span text:style-name="T7">U</text:span>pdate video size</text:h>
      <text:p text:style-name="P5"/>
      <text:p text:style-name="P5">sudo gedit /etc/default/grub</text:p>
      <text:p text:style-name="P11"/>
      <text:p text:style-name="P14">GRUB_CMDLINE_LINUX_DEFAULT="quiet splash video=hyperv_fb:1600x950"</text:p>
      <text:p text:style-name="P11"/>
      <text:p text:style-name="P10">Update settings</text:p>
      <text:p text:style-name="P5">sudo update-grub</text:p>
      <text:p text:style-name="P5"><text:span text:style-name="T6"/></text:p>
      <text:p text:style-name="P7">Restart the VM</text:p>
      <text:h text:style-name="P2" text:outline-level="3"/>
      <text:h text:style-name="P3" text:outline-level="3">Install Docker</text:h>
      <text:p text:style-name="P8"/>
      <text:p text:style-name="P4">sudo apt install apt-transport-https ca-certificates curl software-properties-common</text:p>
      <text:p text:style-name="P8"/>
      <text:p text:style-name="P4">curl -fsSL https://download.docker.com/linux/ubuntu/gpg | sudo apt-key add -</text:p>
      <text:p text:style-name="P4"/>
      <text:p text:style-name="P4">sudo add-apt-repository "deb [arch=amd64] https://download.docker.com/linux/ubuntu hirsute stable"</text:p>
      <text:p text:style-name="P4"/>
      <text:p text:style-name="P4">sudo apt update</text:p>
      <text:p text:style-name="P4"/>
      <text:p text:style-name="P4">apt-cache policy docker-ce</text:p>
      <text:p text:style-name="P4"/>
      <text:h text:style-name="Heading_20_3" text:outline-level="3"><text:span text:style-name="T1">C</text:span>heck results to confirm the repository is fine</text:h>
      <text:p text:style-name="P8"/>
      <text:p text:style-name="P4">sudo apt install docker-ce</text:p>
      <text:p text:style-name="P6"/>
      <text:p text:style-name="P6">Make restart automatically when initiate the vm</text:p>
      <text:p text:style-name="P4">sudo systemctl status docker</text:p>
      <text:p text:style-name="P8"/>
      <text:p text:style-name="P8">Make the current user admin</text:p>
      <text:p text:style-name="P4">sudo usermod -aG docker ${USER}</text:p>
      <text:p text:style-name="P8"/>
      <text:p text:style-name="P4">su - ${USER}</text:p>
      <text:p text:style-name="P8"/>
      <text:p text:style-name="P8"/>
      <text:h text:style-name="P3" text:outline-level="3">Install Chrome</text:h>
      <text:p text:style-name="Standard"><text:span text:style-name="Source_20_Text"><text:span text:style-name="T4">wget https://dl.google.com/linux/direct/google-chrome-stable_current_amd64.deb</text:span></text:span></text:p>
      <text:p text:style-name="P4"/>
      <text:p text:style-name="Standard"><text:span text:style-name="Source_20_Text"><text:span text:style-name="T4">sudo apt install ./google-chrome-stable_current_amd64.deb</text:span></text:span></text:p>
      <text:p text:style-name="P8"/>
      <text:p text:style-name="P8"/>
      <text:h text:style-name="P3" text:outline-level="3">Install Java</text:h>
      <text:p text:style-name="P8"/>
      <text:p text:style-name="Standard"><text:span text:style-name="Source_20_Text"><text:span text:style-name="T4">sudo apt-get install openjdk-11-jdk-headless</text:span></text:span></text:p>
      <text:p text:style-name="P8"/>
      <text:p text:style-name="P8">Review java installation directory</text:p>
      <text:p text:style-name="P4">readlink -m $(which java)</text:p>
      <text:p text:style-name="Standard"><text:span text:style-name="Source_20_Text"><text:span text:style-name="T6"/></text:span></text:p>
      <text:p text:style-name="Standard"><text:span text:style-name="Source_20_Text"><text:span text:style-name="T6">Update bash file</text:span></text:span></text:p>
      <text:p text:style-name="Standard"><text:span text:style-name="Source_20_Text"><text:span text:style-name="T4">sudo gedit ~/.bashrc</text:span></text:span></text:p>
      <text:p text:style-name="Standard"><text:span text:style-name="Source_20_Text"><text:span text:style-name="T5">export JAVA_HOME="/usr/lib/jvm/java-11-openjdk-amd64"</text:span></text:span></text:p>
      <text:p text:style-name="Standard"><text:span text:style-name="Source_20_Text"><text:span text:style-name="T5">export PATH=$JAVA_HOME/bin:$PATH</text:span></text:span></text:p>
      <text:p text:style-name="P8"/>
      <text:p text:style-name="P8">Update settings</text:p>
      <text:p text:style-name="Standard"><text:span text:style-name="T4">source </text:span><text:span text:style-name="Source_20_Text"><text:span text:style-name="T4">~/.bashrc</text:span></text:span></text:p>
      <text:p text:style-name="P8"/>
      <text:p text:style-name="P8">Check Variable</text:p>
      <text:p text:style-name="P4">echo $JAVA_HOME</text:p>
      <text:p text:style-name="P8"/>
      <text:p text:style-name="P8"/>
      <text:h text:style-name="P3" text:outline-level="3">Install git</text:h>
      <text:p text:style-name="P8"/>
      <text:p text:style-name="P4">sudo apt install git</text:p>
      <text:p text:style-name="P4"/>
      <text:p text:style-name="P4">git config --global user.name "tafarelloit"</text:p>
      <text:p text:style-name="Standard"><text:span text:style-name="T4">git config --global user.email "</text:span><text:a xlink:type="simple" xlink:href="mailto:tafarelloit@gmail.com" text:style-name="Internet_20_link" text:visited-style-name="Visited_20_Internet_20_Link">tafarello.it@gmail.com</text:a><text:span text:style-name="T4">"</text:span></text:p>
      <text:p text:style-name="P4"/>
      <text:p text:style-name="P4">git remote add origin https://github.com/tafarelloit/sbk_elk.git</text:p>
      <text:p text:style-name="P4">git branch -M main</text:p>
      <text:p text:style-name="P4">git push -u origin main</text:p>
      <text:p text:style-name="P8"/>
      <text:p text:style-name="P8"/>
      <text:p text:style-name="P15"/>
      <text:p text:style-name="P8"/>
      <text:p text:style-name="P8"/>
      <text:h text:style-name="Heading_20_3" text:outline-level="3">Install postman</text:h>
      <text:p text:style-name="P8">User Ubuntu Software store</text:p>
      <text:p text:style-name="P8"/>
      <text:p text:style-name="P8"/>
      <text:h text:style-name="Heading_20_3" text:outline-level="3">Install Eclipse</text:h>
      <text:p text:style-name="P8"/>
      <text:p text:style-name="P9">Update eclipse.ini variables</text:p>
      <text:p text:style-name="P8">-startup</text:p>
      <text:p text:style-name="P8">plugins/org.eclipse.equinox.launcher_1.6.100.v20201223-0822.jar</text:p>
      <text:p text:style-name="P8">--launcher.library</text:p>
      <text:p text:style-name="P8">/home/itamart/.p2/pool/plugins/org.eclipse.equinox.launcher.gtk.linux.x86_64_1.2.100.v20210209-1541</text:p>
      <text:p text:style-name="P8">-product</text:p>
      <text:p text:style-name="P8">org.eclipse.epp.package.java.product</text:p>
      <text:p text:style-name="P8">-showsplash</text:p>
      <text:p text:style-name="P8">/home/itamart/.p2/pool/plugins/org.eclipse.epp.package.common_4.19.0.20210311-1200</text:p>
      <text:p text:style-name="P8">--launcher.defaultAction</text:p>
      <text:p text:style-name="P8">openFile</text:p>
      <text:p text:style-name="P8">--launcher.appendVmargs</text:p>
      <text:p text:style-name="P8">-vm</text:p>
      <text:p text:style-name="P8">/usr/lib/jvm/java-1.11.0-openjdk-amd64/bin</text:p>
      <text:p text:style-name="P8">-vmargs</text:p>
      <text:p text:style-name="P13">-Xss128m</text:p>
      <text:p text:style-name="P13">-Xmn1024m</text:p>
      <text:p text:style-name="P8">-Dosgi.requiredJavaVersion=11</text:p>
      <text:p text:style-name="P8">-Dosgi.instance.area.default=@user.home/eclipse-workspace</text:p>
      <text:p text:style-name="P8">-Dsun.java.command=Eclipse</text:p>
      <text:p text:style-name="P8">-XX:+UseG1GC</text:p>
      <text:p text:style-name="P8">-XX:+UseStringDeduplication</text:p>
      <text:p text:style-name="P8">--add-modules=ALL-SYSTEM</text:p>
      <text:p text:style-name="P8">-Dosgi.requiredJavaVersion=11</text:p>
      <text:p text:style-name="P8">-Dosgi.dataAreaRequiresExplicitInit=true</text:p>
      <text:p text:style-name="P8">-Dorg.eclipse.swt.graphics.Resource.reportNonDisposed=true</text:p>
      <text:p text:style-name="P13">-Xms1024m</text:p>
      <text:p text:style-name="P13">-Xmx3024m</text:p>
      <text:p text:style-name="P8">--add-modules=ALL-SYSTEM</text:p>
      <text:p text:style-name="P8">-Declipse.p2.max.threads=10</text:p>
      <text:p text:style-name="P8">-Doomph.update.url=http://download.eclipse.org/oomph/updates/milestone/latest</text:p>
      <text:p text:style-name="P8">-Doomph.redirection.index.redirection=index:/→http://git.eclipse.org/c/oomph/org.eclipse.oomph.git/plain/setups/</text:p>
      <text:p text:style-name="P8"/>
      <text:p text:style-name="P8"/>
      <text:h text:style-name="P3" text:outline-level="3">Install maven</text:h>
      <text:p text:style-name="P4">sudo apt install maven</text:p>
      <text:p text:style-name="P8"/>
      <text:p text:style-name="P9">Check version</text:p>
      <text:p text:style-name="P4">mvn –version</text:p>
      <text:p text:style-name="P8"/>
      <text:p text:style-name="P9"><text:span text:style-name="T7">Find maven installation</text:span> directory</text:p>
      <text:p text:style-name="P4">readlink -m $(which mvn)</text:p>
      <text:p text:style-name="P8"/>
      <text:p text:style-name="P9"><text:span text:style-name="T7">R</text:span>emove from the variable</text:p>
      <text:p text:style-name="P8">/usr/share/maven<text:span text:style-name="T3">/bin/mvn</text:span></text:p>
      <text:p text:style-name="P8"/>
      <text:p text:style-name="P4">/usr/share/maven</text:p>
      <text:p text:style-name="P8"/>
      <text:p text:style-name="P8"/>
      <text:p text:style-name="P9">Setup environmental variables</text:p>
      <text:p text:style-name="P4">sudo gedit ~/.bashrc</text:p>
      <text:p text:style-name="P13">export JAVA_HOME="/usr/lib/jvm/java-11-openjdk-amd64"</text:p>
      <text:p text:style-name="P13"/>
      <text:p text:style-name="P13">export M2_HOME="/usr/share/maven"</text:p>
      <text:p text:style-name="P13">export MAVEN_HOME="/usr/share/maven"</text:p>
      <text:p text:style-name="P13"/>
      <text:p text:style-name="P13">export PATH=$JAVA_HOME/bin:$M2_HOME/bin:$PATH</text:p>
      <text:p text:style-name="P8"/>
      <text:p text:style-name="P8"/>
      <text:p text:style-name="P9">Check variable</text:p>
      <text:p text:style-name="P4">printenv | sort</text:p>
      <text:p text:style-name="P8"/>
      <text:p text:style-name="P8"/>
      <text:p text:style-name="P8"/>
      <text:h text:style-name="P1" text:outline-level="1">Project Overview</text:h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09:58:12.022073825</meta:creation-date>
    <dc:date>2021-06-05T18:57:33.364501903</dc:date>
    <meta:editing-duration>PT1H43M59S</meta:editing-duration>
    <meta:editing-cycles>17</meta:editing-cycles>
    <meta:generator>LibreOffice/7.1.3.2$Linux_X86_64 LibreOffice_project/10$Build-2</meta:generator>
    <meta:document-statistic meta:table-count="0" meta:image-count="0" meta:object-count="0" meta:page-count="10" meta:paragraph-count="97" meta:word-count="252" meta:character-count="2940" meta:non-whitespace-character-count="2792"/>
  </office:meta>
</office:document-meta>
</file>